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4.55083333333333cm" style:use-optimal-column-width="true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LIBERAR IDENTIFICADO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205730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2348772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235095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05436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EC00320587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0588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058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0602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0602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0609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06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0644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0826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500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325339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55128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55434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554349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578456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703437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70344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703453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70346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70346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703465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703478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703484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C004703485</text:p>
          </table:table-cell>
          <table:table-cell table:number-columns-repeated="16383"/>
        </table:table-row>
        <table:table-row table:number-rows-repeated="1048546" table:style-name="ro1">
          <table:table-cell table:number-columns-repeated="16384"/>
        </table:table-row>
      </table:table>
      <table:database-ranges>
        <table:database-range table:target-range-address="Hoja1.A2:Hoja1.A30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novo</meta:initial-creator>
    <dc:creator>Toshiba-User</dc:creator>
    <meta:creation-date>2019-04-03T13:17:43Z</meta:creation-date>
    <dc:date>2019-04-03T13:56:41Z</dc:date>
  </office:meta>
</office:document-meta>
</file>